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59CD000046ED36BE9A4F.wmf" manifest:media-type=""/>
  <manifest:file-entry manifest:full-path="Pictures/10000000000005DC00000465BAF54A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3" svg:font-family="Arial" style:font-family-generic="roman"/>
    <style:font-face style:name="Symbol" svg:font-family="Symbol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_2b_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ymbo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Design Choice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hoose a processor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How to choose a processor</text:span></text:p>
          </draw:text-box>
        </draw:frame>
        <draw:frame draw:name="Content Placeholder 2" presentation:style-name="pr6" draw:text-style-name="P2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1"><text:span text:style-name="T5">Several factors need to be accounted for</text:span></text:p>
              </text:list-item>
              <text:list-item>
                <text:p xml:id="id2" text:id="id2" text:style-name="P11"><text:span text:style-name="T5">In the end, the envisaged application will dictate the choice </text:span></text:p>
              </text:list-item>
              <text:list-item>
                <text:p xml:id="id3" text:id="id3" text:style-name="P11"><text:span text:style-name="T5">In many cases, a general purpose processor (GPP) available in the market is chosen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of selecting a GPP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Advantages of selecting a GPP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" text:id="id4" text:style-name="P11"><text:span text:style-name="T5">Low NRE cost</text:span></text:p>
              </text:list-item>
              <text:list-item>
                <text:p xml:id="id5" text:id="id5" text:style-name="P11"><text:span text:style-name="T5">Short development time</text:span></text:p>
              </text:list-item>
              <text:list-item>
                <text:p xml:id="id6" text:id="id6" text:style-name="P11"><text:span text:style-name="T5">Great flexibility </text:span></text:p>
              </text:list-item>
              <text:list-item>
                <text:p xml:id="id7" text:id="id7" text:style-name="P11"><text:span text:style-name="T5">Low unitary cost</text:span></text:p>
              </text:list-item>
              <text:list-item>
                <text:p xml:id="id8" text:id="id8" text:style-name="P11"><text:span text:style-name="T5">Good performance for common task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 of selecting a GPP" draw:style-name="dp1" draw:master-page-name="Title_20__2b__20_Content" presentation:presentation-page-layout-name="AL2T11">
        <draw:frame draw:name="Title 1" presentation:style-name="pr10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isadvantages of selecting a GPP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9" text:id="id9" text:style-name="P11"><text:span text:style-name="T5">Low performance for some applications</text:span></text:p>
              </text:list-item>
              <text:list-item>
                <text:p xml:id="id10" text:id="id10" text:style-name="P11"><text:span text:style-name="T5">May be bigger than needed </text:span></text:p>
              </text:list-item>
              <text:list-item>
                <text:p xml:id="id11" text:id="id11" text:style-name="P11"><text:span text:style-name="T5">May consume more than can be afford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Ps" draw:style-name="dp1" draw:master-page-name="Title_20__2b__20_Content" presentation:presentation-page-layout-name="AL2T11">
        <draw:frame draw:name="Title 1" presentation:style-name="pr10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ASSP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2" text:id="id12" text:style-name="P11"><text:span text:style-name="T5">When GPPs are unsuitable, Application Specific Standard Products (ASSPs) are good solution</text:span></text:p>
              </text:list-item>
              <text:list-item>
                <text:p xml:id="id13" text:id="id13" text:style-name="P11"><text:span text:style-name="T5">An ASSP is an integrated circuit <text:s/>specific for a wide market applications (eg.: video coding)</text:span></text:p>
              </text:list-item>
              <text:list-item>
                <text:p xml:id="id14" text:id="id14" text:style-name="P11"><text:span text:style-name="T5">Cost is low since production volume is high and performance for that particular applic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SPs, GPU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SPs, GPUs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5" text:id="id15" text:style-name="P11"><text:span text:style-name="T5">In some cases your application can run well using a Digital Signal Processor (eg.: widely used for audio apps)</text:span></text:p>
              </text:list-item>
              <text:list-item>
                <text:p xml:id="id16" text:id="id16" text:style-name="P11"><text:span text:style-name="T5">In other cases GPUs can do it: many AI algorithms now use GPUs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 and ASIC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PGAs and ASIC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7" text:id="id17" text:style-name="P11"><text:span text:style-name="T5">If you can’t find any suitable processor…</text:span></text:p>
              </text:list-item>
              <text:list-item>
                <text:p xml:id="id18" text:id="id18" text:style-name="P11"><text:span text:style-name="T5">An FPGA may be useful but cost is high, clock frequency is low, power is high, …</text:span></text:p>
              </text:list-item>
              <text:list-item>
                <text:p xml:id="id19" text:id="id19" text:style-name="P11"><text:span text:style-name="T5">In some cases only an Application Specific Integrated Circuit (ASIC) can be used…</text:span></text:p>
              </text:list-item>
              <text:list-item>
                <text:p xml:id="id20" text:id="id20" text:style-name="P11"><text:span text:style-name="T5">Possible strategy: prototype in FPGA, release as </text:span><text:span text:style-name="T6">hybrid</text:span><text:span text:style-name="T5"> and finally make ASIC</text:span></text:p>
              </text:list-item>
              <text:list-item>
                <text:p xml:id="id21" text:id="id21" text:style-name="P11"><text:span text:style-name="T5">Xilinx </text:span><text:span text:style-name="T6">EasyPath</text:span><text:span text:style-name="T5"> program: create an ASIC/FPGA hybri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s (mCs)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icrocontrollers (</text:span><text:span text:style-name="T7">m</text:span><text:span text:style-name="T4">Cs)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2" text:id="id22" text:style-name="P11"><text:span text:style-name="T5">Target control applications</text:span></text:p>
              </text:list-item>
              <text:list-item>
                <text:p xml:id="id23" text:id="id23" text:style-name="P11"><text:span text:style-name="T5">Have analog I/Os (internal ADCs and DACs) </text:span></text:p>
              </text:list-item>
              <text:list-item>
                <text:p xml:id="id24" text:id="id24" text:style-name="P11"><text:span text:style-name="T5">Have digital I/Os: RS232, USB, I</text:span><text:span text:style-name="T8">2</text:span><text:span text:style-name="T5">C, SPI and CAN. </text:span></text:p>
              </text:list-item>
              <text:list-item>
                <text:p xml:id="id25" text:id="id25" text:style-name="P11"><text:span text:style-name="T5">Using a </text:span><text:span text:style-name="T9">m</text:span><text:span text:style-name="T5">C avoids developing hardware for the above interface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as ASIC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edicated processors as ASIC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1"><text:span text:style-name="T5">Developed from scratch: high NRE</text:span></text:p>
              </text:list-item>
              <text:list-item>
                <text:p xml:id="id27" text:id="id27" text:style-name="P11"><text:span text:style-name="T5">Function is well defined </text:span></text:p>
              </text:list-item>
              <text:list-item>
                <text:p xml:id="id28" text:id="id28" text:style-name="P11"><text:span text:style-name="T5">Cannot be changed after fabrication</text:span></text:p>
              </text:list-item>
            </text:list>
            <text:list text:style-name="L5">
              <text:list-item>
                <text:list>
                  <text:list-item>
                    <text:p xml:id="id29" text:id="id29" text:style-name="P12"><text:span text:style-name="T10">Make sure to embed some configurability and programmability to reduce risk</text:span></text:p>
                  </text:list-item>
                </text:list>
              </text:list-item>
              <text:list-item>
                <text:p xml:id="id30" text:id="id30" text:style-name="P11"><text:span text:style-name="T5">Market must be big to amortize NRE</text:span></text:p>
              </text:list-item>
              <text:list-item>
                <text:p xml:id="id31" text:id="id31" text:style-name="P11"><text:span text:style-name="T5">Reward: optimal performance, area and power consump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elopment stage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evelopment stage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2" text:id="id32" text:style-name="P11"><text:span text:style-name="T5">Top-down development (sometimes bottom-up)</text:span></text:p>
              </text:list-item>
              <text:list-item>
                <text:p xml:id="id33" text:id="id33" text:style-name="P11"><text:span text:style-name="T5">Top-level described in natural language, drawings, pseudo-code, etc</text:span></text:p>
              </text:list-item>
              <text:list-item>
                <text:p xml:id="id34" text:id="id34" text:style-name="P11"><text:span text:style-name="T5">Refine description to target GPPs or dedicated processors: behavioral descriptions</text:span></text:p>
              </text:list-item>
              <text:list-item>
                <text:p xml:id="id35" text:id="id35" text:style-name="P11"><text:span text:style-name="T5">Code for GPPs, RTL and code for dedicated </text:span></text:p>
              </text:list-item>
              <text:list-item>
                <text:p xml:id="id36" text:id="id36" text:style-name="P11"><text:span text:style-name="T5">Compile, synthesize: get machine code, netlist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technology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esign technology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Marcador de Posição de Conteúdo 4" draw:style-name="gr2" draw:text-style-name="P13" draw:layer="layout" svg:width="12.325cm" svg:height="10.131cm" svg:x="6.534cm" svg:y="7.062cm">
          <draw:image xlink:href="Pictures/20000009000059CD000046ED36BE9A4F.wmf" xlink:type="simple" xlink:show="embed" xlink:actuate="onLoad">
            <text:p/>
          </draw:image>
        </draw:frame>
        <draw:frame draw:name="Slide Number Placeholder 6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cus high-level, automate low-level" draw:style-name="dp1" draw:master-page-name="Title_20__2b__20_Content" presentation:presentation-page-layout-name="AL2T11">
        <draw:frame draw:name="Title 1" presentation:style-name="pr10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ocus high-level, automate low-level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7" text:id="id37" text:style-name="P11"><text:span text:style-name="T5">Create RTL descriptions using Verilog/VHDL</text:span></text:p>
              </text:list-item>
              <text:list-item>
                <text:p xml:id="id38" text:id="id38" text:style-name="P11"><text:span text:style-name="T5">Or use high-level synthesis</text:span></text:p>
              </text:list-item>
            </text:list>
            <text:list text:style-name="L5">
              <text:list-item>
                <text:list>
                  <text:list-item>
                    <text:p xml:id="id39" text:id="id39" text:style-name="P12"><text:span text:style-name="T10">From High-level languages (eg. C++) to RTL automatically</text:span></text:p>
                  </text:list-item>
                </text:list>
              </text:list-item>
              <text:list-item>
                <text:p xml:id="id40" text:id="id40" text:style-name="P11"><text:span text:style-name="T5">Write programs (Java/C++/python)</text:span></text:p>
                <text:list>
                  <text:list-item>
                    <text:p xml:id="id41" text:id="id41" text:style-name="P12"><text:span text:style-name="T10">Compile for machine code</text:span></text:p>
                  </text:list-item>
                </text:list>
              </text:list-item>
              <text:list-item>
                <text:p xml:id="id42" text:id="id42" text:style-name="P11"><text:span text:style-name="T5">Productivity:</text:span></text:p>
                <text:list>
                  <text:list-item>
                    <text:p xml:id="id43" text:id="id43" text:style-name="P14"><text:span text:style-name="T5">Use software libraries and silicon IP – don’t reinvent the wheel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cification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pecification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1"><text:span text:style-name="T5">Analyze needed functionalities using market and designer input and create set of specs </text:span></text:p>
              </text:list-item>
              <text:list-item>
                <text:p text:style-name="P11"><text:span text:style-name="T5">Customers always want everything, now and for free</text:span></text:p>
              </text:list-item>
              <text:list-item>
                <text:p text:style-name="P11"><text:span text:style-name="T5">Never ask customers what the product should be</text:span></text:p>
              </text:list-item>
              <text:list-item>
                <text:p text:style-name="P11"><text:span text:style-name="T5">Ask them what will they use it for and check their background</text:span></text:p>
              </text:list-item>
              <text:list-item>
                <text:p text:style-name="P11"><text:span text:style-name="T5">The designer will then elaborate a realistic set of specs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spec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The specs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4" text:id="id44" text:style-name="P11"><text:span text:style-name="T5">Ordered by importance</text:span></text:p>
              </text:list-item>
              <text:list-item>
                <text:p xml:id="id45" text:id="id45" text:style-name="P11"><text:span text:style-name="T5">Compatible with all product features</text:span></text:p>
              </text:list-item>
              <text:list-item>
                <text:p xml:id="id46" text:id="id46" text:style-name="P11"><text:span text:style-name="T5">Non conflicting</text:span></text:p>
              </text:list-item>
              <text:list-item>
                <text:p xml:id="id47" text:id="id47" text:style-name="P11"><text:span text:style-name="T5">Unambiguou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ice of component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hoice of component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1"><text:span text:style-name="T11">Make vs. buy</text:span><text:span text:style-name="T5"> decisions</text:span></text:p>
              </text:list-item>
              <text:list-item>
                <text:p text:style-name="P11"><text:span text:style-name="T5">Do not waste time with optimal decisions </text:span></text:p>
              </text:list-item>
              <text:list-item>
                <text:p text:style-name="P11"><text:span text:style-name="T5">Dedicated logic circuits are not always faster than existing processor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They may be smaller and cooler though</text:span></text:p>
                  </text:list-item>
                  <text:list-item>
                    <text:p text:style-name="P12"><text:span text:style-name="T10">Or not at all</text:span></text:p>
                  </text:list-item>
                </text:list>
              </text:list-item>
              <text:list-item>
                <text:p text:style-name="P11"><text:span text:style-name="T5">Commercial processors very optimized</text:span></text:p>
                <text:list>
                  <text:list-item>
                    <text:p text:style-name="P12"><text:span text:style-name="T10">Thousands of person-years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grammable advantage 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The programmable advantage 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8" text:id="id48" text:style-name="P11"><text:span text:style-name="T5">A multi-function circuit needs modules for each function</text:span></text:p>
                <text:list>
                  <text:list-item>
                    <text:p xml:id="id49" text:id="id49" text:style-name="P14"><text:span text:style-name="T5">Functions can be done in parallel</text:span></text:p>
                  </text:list-item>
                </text:list>
              </text:list-item>
              <text:list-item>
                <text:p xml:id="id50" text:id="id50" text:style-name="P11"><text:span text:style-name="T5">A processor uses the same hardware for multiple functions </text:span></text:p>
              </text:list-item>
            </text:list>
            <text:list text:style-name="L5">
              <text:list-item>
                <text:list>
                  <text:list-item>
                    <text:p xml:id="id51" text:id="id51" text:style-name="P12"><text:span text:style-name="T10">Functions are done sequentially</text:span></text:p>
                  </text:list-item>
                </text:list>
              </text:list-item>
              <text:list-item>
                <text:p text:style-name="P11"><text:span text:style-name="T5">Trade-off performance for price/size/pow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icultie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ifficultie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2" text:id="id52" text:style-name="P11"><text:span text:style-name="T5">A small team under tight deadlines has no time for detailed optimizations </text:span></text:p>
              </text:list-item>
              <text:list-item>
                <text:p xml:id="id53" text:id="id53" text:style-name="P11"><text:span text:style-name="T5">Big companies buy new interesting <text:s/>technologies from startups and optimize them over time (or just trash them)</text:span></text:p>
              </text:list-item>
              <text:list-item>
                <text:p xml:id="id54" text:id="id54" text:style-name="P11"><text:span text:style-name="T5">They only buy techs or invest in-house developing if price/NRE can be amortized or to get rid of competi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ware/software co-design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Hardware/software co-design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5" text:id="id55" text:style-name="P11"><text:span text:style-name="T5">Today chips are complex (SoCs)</text:span></text:p>
              </text:list-item>
              <text:list-item>
                <text:p xml:id="id56" text:id="id56" text:style-name="P11"><text:span text:style-name="T5">SoCs employ a number of standard processors and custom hardware</text:span></text:p>
              </text:list-item>
              <text:list-item>
                <text:p xml:id="id57" text:id="id57" text:style-name="P11"><text:span text:style-name="T5">Hardware and software development can happen in parallel </text:span></text:p>
              </text:list-item>
              <text:list-item>
                <text:p xml:id="id58" text:id="id58" text:style-name="P11"><text:span text:style-name="T5">SW can be tested before having HW by using simulators and emula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ergy consumption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Energy consumption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9" text:id="id59" text:style-name="P11"><text:span text:style-name="T5">Light and portable? Need battery/solar</text:span></text:p>
              </text:list-item>
              <text:list-item>
                <text:p xml:id="id60" text:id="id60" text:style-name="P11"><text:span text:style-name="T5">Low energy consumption becomes hot feature: no frequent recharging!</text:span></text:p>
              </text:list-item>
              <text:list-item>
                <text:p xml:id="id61" text:id="id61" text:style-name="P11"><text:span text:style-name="T5">Remote locations: recharging awkward if not impossible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reduce energy consumption " draw:style-name="dp1" draw:master-page-name="Title_20__2b__20_Content" presentation:presentation-page-layout-name="AL2T11">
        <draw:frame draw:name="Title 1" presentation:style-name="pr10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How to reduce energy consumption 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2" text:id="id62" text:style-name="P11"><text:span text:style-name="T5">Choose low power/energy components </text:span></text:p>
              </text:list-item>
              <text:list-item>
                <text:p xml:id="id63" text:id="id63" text:style-name="P11"><text:span text:style-name="T5">Power management algorithms to switch on/off parts of the circuit </text:span></text:p>
              </text:list-item>
              <text:list-item>
                <text:p xml:id="id64" text:id="id64" text:style-name="P11"><text:span text:style-name="T5">Choose suitable clock frequencies</text:span></text:p>
              </text:list-item>
            </text:list>
            <text:list text:style-name="L5">
              <text:list-item>
                <text:list>
                  <text:list-item>
                    <text:p xml:id="id65" text:id="id65" text:style-name="P12"><text:span text:style-name="T10">Common to have multiple clock domains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 environmental compliance directives" draw:style-name="dp1" draw:master-page-name="Title_20__2b__20_Content" presentation:presentation-page-layout-name="AL2T11">
        <draw:frame draw:name="Title 1" presentation:style-name="pr10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EU environmental compliance directive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1"><text:span text:style-name="T5">Directive 2002/95 / EC, known as RoHS (Restriction of Certain Hazardous Substances), prohibits the use of cadmium, mercury, hexavalent chromium, polybrominated biphenyls, diphenyl polybrominated ethers and lead.</text:span></text:p>
              </text:list-item>
              <text:list-item>
                <text:p text:style-name="P11"><text:span text:style-name="T5">Directive 2002/96 / EC, known as WEEE (Waste from Electrical and Electronic Equipment), on the other hand, gives manufacturers responsibility for the reuse or destruction of discarded electrical and electronic produc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6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 interface (UI)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User interface (UI)</text:span></text:p>
          </draw:text-box>
        </draw:frame>
        <draw:frame draw:name="Content Placeholder 2" presentation:style-name="pr6" draw:text-style-name="P2" draw:layer="layout" svg:width="22.121cm" svg:height="10.237cm" svg:x="2.065cm" svg:y="6.779cm" presentation:class="outline" presentation:user-transformed="true">
          <draw:text-box>
            <text:list text:style-name="L3">
              <text:list-item>
                <text:p xml:id="id66" text:id="id66" text:style-name="P11"><text:span text:style-name="T5">Some embedded systems barely need a UI</text:span></text:p>
              </text:list-item>
            </text:list>
            <text:list text:style-name="L5">
              <text:list-item>
                <text:list>
                  <text:list-item>
                    <text:p xml:id="id67" text:id="id67" text:style-name="P12"><text:span text:style-name="T10">Internal processors and complex circuits get unnoticed by user</text:span></text:p>
                  </text:list-item>
                </text:list>
              </text:list-item>
              <text:list-item>
                <text:p xml:id="id68" text:id="id68" text:style-name="P11"><text:span text:style-name="T5">Other systems require a complex UI</text:span></text:p>
                <text:list>
                  <text:list-item>
                    <text:p xml:id="id69" text:id="id69" text:style-name="P12"><text:span text:style-name="T10">Often, the most complex part in the system</text:span></text:p>
                  </text:list-item>
                  <text:list-item>
                    <text:p xml:id="id70" text:id="id70" text:style-name="P12"><text:span text:style-name="T10">Developed by engineers, psychologists, designers, etc</text:span></text:p>
                  </text:list-item>
                </text:list>
              </text:list-item>
            </text:list>
            <text:p text:style-name="P14"><text:span text:style-name="T1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I importance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UI importance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1" text:id="id71" text:style-name="P11"><text:span text:style-name="T5">Engineers: any UI as long as I can do what I want with the device</text:span></text:p>
              </text:list-item>
              <text:list-item>
                <text:p xml:id="id72" text:id="id72" text:style-name="P11"><text:span text:style-name="T5">General public: no clue what’s inside</text:span></text:p>
              </text:list-item>
            </text:list>
            <text:list text:style-name="L5">
              <text:list-item>
                <text:list>
                  <text:list-item>
                    <text:p xml:id="id73" text:id="id73" text:style-name="P12"><text:span text:style-name="T10">UI should reflect their intention</text:span></text:p>
                  </text:list-item>
                </text:list>
              </text:list-item>
              <text:list-item>
                <text:p xml:id="id74" text:id="id74" text:style-name="P11"><text:span text:style-name="T5">Very powerful products with only few users </text:span></text:p>
              </text:list-item>
              <text:list-item>
                <text:p xml:id="id75" text:id="id75" text:style-name="P11"><text:span text:style-name="T5">Technically poor products with zillion users</text:span></text:p>
              </text:list-item>
              <text:list-item>
                <text:p xml:id="id76" text:id="id76" text:style-name="P11"><text:span text:style-name="T5">Appearance and perception as important as technical features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ation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ocumentation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7" text:id="id77" text:style-name="P11"><text:span text:style-name="T5">Can’t figure it out? Check the doc</text:span></text:p>
              </text:list-item>
              <text:list-item>
                <text:p xml:id="id78" text:id="id78" text:style-name="P11"><text:span text:style-name="T5">Bad practice: build the whole system then write docs – details missed</text:span></text:p>
              </text:list-item>
              <text:list-item>
                <text:p xml:id="id79" text:id="id79" text:style-name="P11"><text:span text:style-name="T5">Good practice: document (and test) each submodule ASAP</text:span></text:p>
              </text:list-item>
              <text:list-item>
                <text:p xml:id="id80" text:id="id80" text:style-name="P11"><text:span text:style-name="T5">Use documents of submodules to produce top-level doc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s for engineer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ocuments for engineer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81" text:id="id81" text:style-name="P11"><text:span text:style-name="T5">For team members </text:span></text:p>
              </text:list-item>
              <text:list-item>
                <text:p xml:id="id82" text:id="id82" text:style-name="P11"><text:span text:style-name="T5">For a substitute engineer </text:span></text:p>
              </text:list-item>
              <text:list-item>
                <text:p xml:id="id83" text:id="id83" text:style-name="P11"><text:span text:style-name="T5">For future engineers</text:span></text:p>
              </text:list-item>
              <text:list-item>
                <text:p xml:id="id84" text:id="id84" text:style-name="P11"><text:span text:style-name="T5">Time invested in docs returns in the form of:</text:span></text:p>
              </text:list-item>
            </text:list>
            <text:list text:style-name="L5">
              <text:list-item>
                <text:list>
                  <text:list-item>
                    <text:p xml:id="id85" text:id="id85" text:style-name="P12"><text:span text:style-name="T10">Time saved recreating existing things</text:span></text:p>
                  </text:list-item>
                  <text:list-item>
                    <text:p xml:id="id86" text:id="id86" text:style-name="P12"><text:span text:style-name="T10">Time saved figuring out what it does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1.429cm" svg:height="8.572cm" svg:x="3.81cm" svg:y="3.175cm" draw:page-number="25" presentation:class="page"/>
          <draw:frame draw:name="Notes Placeholder 2" presentation:style-name="pr11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4" draw:layer="layout" svg:width="8.254cm" svg:height="1.273cm" svg:x="10.791cm" svg:y="24.126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</presentation:notes>
      </draw:page>
      <draw:page draw:name="Document types for engineer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ocument types for engineers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87" text:id="id87" text:style-name="P11"><text:span text:style-name="T5">Spec sheets</text:span></text:p>
              </text:list-item>
              <text:list-item>
                <text:p xml:id="id88" text:id="id88" text:style-name="P11"><text:span text:style-name="T5">Schematics </text:span></text:p>
              </text:list-item>
              <text:list-item>
                <text:p xml:id="id89" text:id="id89" text:style-name="P11"><text:span text:style-name="T5">Memos</text:span></text:p>
              </text:list-item>
            </text:list>
            <text:list text:style-name="L5">
              <text:list-item>
                <text:list>
                  <text:list-item>
                    <text:p xml:id="id90" text:id="id90" text:style-name="P12"><text:span text:style-name="T10">Also README files and code comments</text:span></text:p>
                  </text:list-item>
                </text:list>
              </text:list-item>
              <text:list-item>
                <text:p xml:id="id91" text:id="id91" text:style-name="P11"><text:span text:style-name="T5">Datasheets (also for users)</text:span></text:p>
              </text:list-item>
              <text:list-item>
                <text:p xml:id="id92" text:id="id92" text:style-name="P11"><text:span text:style-name="T5">User manuals (also for users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s for users" draw:style-name="dp1" draw:master-page-name="Title_20__2b__20_Content" presentation:presentation-page-layout-name="AL2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Documents for user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93" text:id="id93" text:style-name="P11"><text:span text:style-name="T5">Good products can be killed by bad docs</text:span></text:p>
              </text:list-item>
              <text:list-item>
                <text:p xml:id="id94" text:id="id94" text:style-name="P11"><text:span text:style-name="T5">No bad products saved by good docs</text:span></text:p>
              </text:list-item>
              <text:list-item>
                <text:p xml:id="id95" text:id="id95" text:style-name="P11"><text:span text:style-name="T5">Types</text:span></text:p>
              </text:list-item>
            </text:list>
            <text:list text:style-name="L5">
              <text:list-item>
                <text:list>
                  <text:list-item>
                    <text:p xml:id="id96" text:id="id96" text:style-name="P12"><text:span text:style-name="T10">Product briefs</text:span></text:p>
                  </text:list-item>
                  <text:list-item>
                    <text:p xml:id="id97" text:id="id97" text:style-name="P12"><text:span text:style-name="T10">Presentations (textual, slides, video)</text:span></text:p>
                  </text:list-item>
                  <text:list-item>
                    <text:p xml:id="id98" text:id="id98" text:style-name="P12"><text:span text:style-name="T10">Datasheets </text:span></text:p>
                  </text:list-item>
                  <text:list-item>
                    <text:p xml:id="id99" text:id="id99" text:style-name="P12"><text:span text:style-name="T10">Installation manuals </text:span></text:p>
                  </text:list-item>
                  <text:list-item>
                    <text:p xml:id="id100" text:id="id100" text:style-name="P12"><text:span text:style-name="T10">User manuals</text:span></text:p>
                  </text:list-item>
                  <text:list-item>
                    <text:p xml:id="id101" text:id="id101" text:style-name="P12"><text:span text:style-name="T10">Repair manuals (if applicable)</text:span></text:p>
                  </text:list-item>
                </text:list>
              </text:list-item>
            </text:list>
            <text:p text:style-name="P14"><text:span text:style-name="T1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4">10/4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3" svg:font-family="Arial" style:font-family-generic="roman"/>
    <style:font-face style:name="Symbol" svg:font-family="Symbol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DC00000465BAF54ADA.png" xlink:type="simple" xlink:show="embed" xlink:actuate="onLoad"/>
    <draw:fill-image draw:name="msFillBitmap_20_2" draw:display-name="msFillBitmap 2" xlink:href="Pictures/10000000000005DC00000465BAF54A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45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2"><text:date style:data-style-name="D1" text:date-value="2018-10-04">10/4/18</text:date></text:span></text:p>
        </draw:text-box>
      </draw:frame>
      <draw:frame draw:name="Footer Placeholder 4" presentation:style-name="Mpr1" draw:text-style-name="MP4" draw:layer="backgroundobjects" svg:width="8.536cm" svg:height="0.851cm" svg:x="8.678cm" svg:y="17.818cm" presentation:class="footer" presentation:user-transformed="true">
        <draw:text-box>
          <text:p text:style-name="MP5"><text:span text:style-name="MT2">EC/SEC: DEEC/Instituto Superior Técnico </text:span></text:p>
        </draw:text-box>
      </draw:frame>
      <draw:frame draw:name="Slide Number Placeholder 5" presentation:style-name="Mpr1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2" draw:text-style-name="MP8" draw:layer="backgroundobjects" svg:width="21.264cm" svg:height="5.624cm" svg:x="2.065cm" svg:y="5.4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0" draw:layer="backgroundobjects" svg:width="21.264cm" svg:height="2.411cm" svg:x="2.065cm" svg:y="4.026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2"><text:date style:data-style-name="D1" text:date-value="2018-10-04">10/4/18</text:date></text:span></text:p>
        </draw:text-box>
      </draw:frame>
      <draw:frame draw:name="Footer Placeholder 4" presentation:style-name="Mpr7" draw:text-style-name="MP4" draw:layer="backgroundobjects" svg:width="8.607cm" svg:height="0.851cm" svg:x="8.678cm" svg:y="17.818cm" presentation:class="footer" presentation:user-transformed="true">
        <draw:text-box>
          <text:p text:style-name="MP5"><text:span text:style-name="MT2">EC/SEC: DEEC/Instituto Superior Técnico </text:span></text:p>
        </draw:text-box>
      </draw:frame>
      <draw:frame draw:name="Slide Number Placeholder 5" presentation:style-name="Mpr7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81</meta:editing-cycles>
    <meta:creation-date>2014-07-21T10:31:21</meta:creation-date>
    <dc:date>2018-10-04T15:27:13.986244486</dc:date>
    <meta:editing-duration>PT58M11S</meta:editing-duration>
    <meta:generator>LibreOffice/4.3.3.2$Linux_X86_64 LibreOffice_project/430m0$Build-2</meta:generator>
    <meta:document-statistic meta:object-count="22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